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nsolas" svg:font-family="Consolas"/>
    <style:font-face style:name="Mangal1" svg:font-family="Manga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5.2083in" table:align="left"/>
    </style:style>
    <style:style style:name="Table1.A" style:family="table-column">
      <style:table-column-properties style:column-width="1.2333in"/>
    </style:style>
    <style:style style:name="Table1.B" style:family="table-column">
      <style:table-column-properties style:column-width="0.7431in"/>
    </style:style>
    <style:style style:name="Table1.C" style:family="table-column">
      <style:table-column-properties style:column-width="1.0451in"/>
    </style:style>
    <style:style style:name="Table1.D" style:family="table-column">
      <style:table-column-properties style:column-width="2.1868in"/>
    </style:style>
    <style:style style:name="Table1.A1" style:family="table-cell">
      <style:table-cell-properties fo:padding="0.0521in" fo:border-left="0.0139in solid #808080" fo:border-right="none" fo:border-top="0.0139in solid #808080" fo:border-bottom="0.0139in solid #808080"/>
    </style:style>
    <style:style style:name="Table1.D1" style:family="table-cell">
      <style:table-cell-properties fo:padding="0.0521in" fo:border="0.0139in solid #808080"/>
    </style:style>
    <style:style style:name="Table1.A2" style:family="table-cell">
      <style:table-cell-properties fo:padding="0.0521in" fo:border-left="0.0139in solid #808080" fo:border-right="none" fo:border-top="none" fo:border-bottom="0.0139in solid #808080"/>
    </style:style>
    <style:style style:name="Table1.D2" style:family="table-cell">
      <style:table-cell-properties fo:padding="0.0521in" fo:border-left="0.0139in solid #808080" fo:border-right="0.0139in solid #808080" fo:border-top="none" fo:border-bottom="0.0139in solid #808080"/>
    </style:style>
    <style:style style:name="P1" style:family="paragraph" style:parent-style-name="Standard">
      <style:text-properties fo:background-color="#ffff00"/>
    </style:style>
    <style:style style:name="P2" style:family="paragraph" style:parent-style-name="Standard">
      <style:paragraph-properties fo:margin-top="0in" fo:margin-bottom="0.1965in"/>
    </style:style>
    <style:style style:name="P3" style:family="paragraph" style:parent-style-name="Preformatted_20_Text">
      <style:paragraph-properties fo:margin-top="0in" fo:margin-bottom="0.1965in"/>
    </style:style>
    <style:style style:name="P4" style:family="paragraph" style:parent-style-name="Table_20_Contents">
      <style:paragraph-properties fo:text-align="start" style:justify-single-word="false"/>
    </style:style>
    <style:style style:name="P5" style:family="paragraph" style:parent-style-name="Table_20_Contents">
      <style:paragraph-properties fo:text-align="start" style:justify-single-word="false"/>
      <style:text-properties style:font-name="Consolas" fo:background-color="#e8f2fe"/>
    </style:style>
    <style:style style:name="P6" style:family="paragraph" style:parent-style-name="Table_20_Contents">
      <style:text-properties style:font-name="Consolas" fo:font-size="10pt"/>
    </style:style>
    <style:style style:name="P7" style:family="paragraph" style:parent-style-name="Table_20_Contents">
      <style:paragraph-properties fo:text-align="start" style:justify-single-word="false"/>
      <style:text-properties style:font-name="Consolas" fo:font-size="10pt"/>
    </style:style>
    <style:style style:name="P8" style:family="paragraph" style:parent-style-name="Table_20_Contents">
      <style:paragraph-properties fo:text-align="start" style:justify-single-word="false"/>
      <style:text-properties style:font-name="Consolas"/>
    </style:style>
    <style:style style:name="P9" style:family="paragraph" style:parent-style-name="Table_20_Contents">
      <style:paragraph-properties fo:margin-top="0in" fo:margin-bottom="0.1965in"/>
    </style:style>
    <style:style style:name="P10" style:family="paragraph" style:parent-style-name="Table_20_Heading">
      <style:paragraph-properties fo:margin-top="0in" fo:margin-bottom="0.1965in" fo:text-align="start" style:justify-single-word="false"/>
    </style:style>
    <style:style style:name="T1" style:family="text">
      <style:text-properties fo:background-color="#e8f2fe"/>
    </style:style>
    <style:style style:name="T2" style:family="text">
      <style:text-properties fo:font-size="10pt" fo:background-color="#e8f2fe"/>
    </style:style>
    <style:style style:name="T3" style:family="text">
      <style:text-properties style:font-name="Consolas" fo:font-size="10pt" fo:background-color="#e8f2fe"/>
    </style:style>
    <style:style style:name="T4" style:family="text">
      <style:text-properties style:font-name="Consolas" fo:font-size="10pt" fo:background-color="#d4d4d4"/>
    </style:style>
    <style:style style:name="T5" style:family="text">
      <style:text-properties style:font-name="Consolas" fo:font-size="10pt" fo:font-weight="bold" fo:background-color="#e8f2fe"/>
    </style:style>
    <style:style style:name="T6" style:family="text">
      <style:text-properties fo:color="#6a3e3e" style:font-name="Consolas" fo:font-size="10pt" fo:background-color="#e8f2fe"/>
    </style:style>
    <style:style style:name="T7" style:family="text">
      <style:text-properties fo:font-weight="bold"/>
    </style:style>
    <style:style style:name="T8" style:family="text">
      <style:text-properties fo:color="#7f0055" style:font-name="Consolas" fo:font-size="10pt" fo:font-weight="bold" fo:background-color="#e8f2f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his is the version from BEFORE I received Carl's email</text:p>
      <text:p text:style-name="Standard"/>
      <text:p text:style-name="P2"><text:span text:style-name="Emphasis"><text:span text:style-name="Strong_20_Emphasis">Part 1</text:span></text:span></text:p>
      <text:p text:style-name="Text_20_body">Given the following set of classes:</text:p>
      <text:p text:style-name="Preformatted_20_Text">interface Domestic {}</text:p>
      <text:p text:style-name="Preformatted_20_Text">interface Import {}</text:p>
      <text:p text:style-name="Preformatted_20_Text">interface Japanese extends Import {}</text:p>
      <text:p text:style-name="Preformatted_20_Text">interface German extends Import {}</text:p>
      <text:p text:style-name="Preformatted_20_Text">interface Detroit extends Domestic {}</text:p>
      <text:p text:style-name="Preformatted_20_Text">interface SpringHill extends Domestic {}</text:p>
      <text:p text:style-name="Preformatted_20_Text"><text:s text:c="3"/></text:p>
      <text:p text:style-name="Preformatted_20_Text">interface Vehicle {}</text:p>
      <text:p text:style-name="Preformatted_20_Text">interface Automobile extends Vehicle {}</text:p>
      <text:p text:style-name="Preformatted_20_Text">interface LargeAutomobile extends Vehicle {}</text:p>
      <text:p text:style-name="Preformatted_20_Text">interface Sedan extends Automobile {}</text:p>
      <text:p text:style-name="Preformatted_20_Text">interface Van extends LargeAutomobile {}</text:p>
      <text:p text:style-name="Preformatted_20_Text">interface Truck extends LargeAutomobile {}</text:p>
      <text:p text:style-name="Preformatted_20_Text">interface Compact extends Automobile {}</text:p>
      <text:p text:style-name="Preformatted_20_Text">interface SportsUtilityVehicle extends Truck, Van {}</text:p>
      <text:p text:style-name="Preformatted_20_Text"><text:s text:c="3"/></text:p>
      <text:p text:style-name="Preformatted_20_Text">class SaturnSL1 implements SpringHill, Sedan {}</text:p>
      <text:p text:style-name="Preformatted_20_Text">class HondaCivic implements Japanese, Compact {}</text:p>
      <text:p text:style-name="Preformatted_20_Text">class MercedesC230 implements German, Sedan {}</text:p>
      <text:p text:style-name="Preformatted_20_Text">class ChevyS10 implements Detroit, Truck {}</text:p>
      <text:p text:style-name="P3">class SubaruOutback implements Japanese, SportsUtilityVehicle {}</text:p>
      <text:p text:style-name="Text_20_body">For each of the following lines of code, tell me whether the assignment will compile, and if so, if it will succeed or fail at runtime. For any that fail to compile, pretend that the right-hand side of that statement is null, and answer the remaining questions assuming this change has been made. For example, in the following,</text:p>
      <text:p text:style-name="Preformatted_20_Text"><text:s/>1. Cat c = new Dog();</text:p>
      <text:p text:style-name="P3"><text:s/>2. c = new PersianCat()</text:p>
      <text:p text:style-name="Text_20_body">assignment number 1 will fail to compile. Answer number 2 assuming that 1 reads</text:p>
      <text:p text:style-name="P3">Cat c = null;</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10">Statement</text:p>
          </table:table-cell>
          <table:table-cell table:style-name="Table1.A1" office:value-type="string">
            <text:p text:style-name="P10">Compile without errors?</text:p>
          </table:table-cell>
          <table:table-cell table:style-name="Table1.A1" office:value-type="string">
            <text:p text:style-name="P10">Run without errors?</text:p>
          </table:table-cell>
          <table:table-cell table:style-name="Table1.D1" office:value-type="string">
            <text:p text:style-name="P10">Reason for Error</text:p>
          </table:table-cell>
        </table:table-row>
        <table:table-row>
          <table:table-cell table:style-name="Table1.A2" office:value-type="string">
            <text:p text:style-name="P9"><text:span text:style-name="Strong_20_Emphasis">1.</text:span> SaturnSL1 sl = new SaturnSL1();</text:p>
          </table:table-cell>
          <table:table-cell table:style-name="Table1.A2" office:value-type="string">
            <text:p text:style-name="Table_20_Contents"> Yes</text:p>
          </table:table-cell>
          <table:table-cell table:style-name="Table1.A2" office:value-type="string">
            <text:p text:style-name="Table_20_Contents"> Yes</text:p>
          </table:table-cell>
          <table:table-cell table:style-name="Table1.D2" office:value-type="string">
            <text:p text:style-name="Table_20_Contents"> N/A</text:p>
          </table:table-cell>
        </table:table-row>
        <table:table-row>
          <table:table-cell table:style-name="Table1.A2" office:value-type="string">
            <text:p text:style-name="P9"><text:span text:style-name="Strong_20_Emphasis">2.</text:span> HondaCivic hc = new HondaCivic();</text:p>
          </table:table-cell>
          <table:table-cell table:style-name="Table1.A2" office:value-type="string">
            <text:p text:style-name="Table_20_Contents"> Yes</text:p>
          </table:table-cell>
          <table:table-cell table:style-name="Table1.A2" office:value-type="string">
            <text:p text:style-name="Table_20_Contents">Yes </text:p>
          </table:table-cell>
          <table:table-cell table:style-name="Table1.D2" office:value-type="string">
            <text:p text:style-name="Table_20_Contents">N/A </text:p>
          </table:table-cell>
        </table:table-row>
        <text:soft-page-break/>
        <table:table-row>
          <table:table-cell table:style-name="Table1.A2" office:value-type="string">
            <text:p text:style-name="P9"><text:span text:style-name="Strong_20_Emphasis">3.</text:span> Japanese jp = new Japanese();</text:p>
          </table:table-cell>
          <table:table-cell table:style-name="Table1.A2" office:value-type="string">
            <text:p text:style-name="Table_20_Contents"> No</text:p>
          </table:table-cell>
          <table:table-cell table:style-name="Table1.A2" office:value-type="string">
            <text:p text:style-name="Table_20_Contents"> Yes</text:p>
          </table:table-cell>
          <table:table-cell table:style-name="Table1.D2" office:value-type="string">
            <text:p text:style-name="Table_20_Contents"> Japanese is just an interface, not a class. You cannot instantiate the type Japanese. If you set `Japanese jp = null;` then it will run and print "null" if you call System.out.println(jp); </text:p>
          </table:table-cell>
        </table:table-row>
        <table:table-row>
          <table:table-cell table:style-name="Table1.A2" office:value-type="string">
            <text:p text:style-name="P9"><text:span text:style-name="Strong_20_Emphasis">4.</text:span> German gr = new MercedesC230();</text:p>
          </table:table-cell>
          <table:table-cell table:style-name="Table1.A2" office:value-type="string">
            <text:p text:style-name="Table_20_Contents"> Yes</text:p>
          </table:table-cell>
          <table:table-cell table:style-name="Table1.A2" office:value-type="string">
            <text:p text:style-name="Table_20_Contents"> Yes</text:p>
          </table:table-cell>
          <table:table-cell table:style-name="Table1.D2" office:value-type="string">
            <text:p text:style-name="Table_20_Contents"> N/A</text:p>
          </table:table-cell>
        </table:table-row>
        <table:table-row>
          <table:table-cell table:style-name="Table1.A2" office:value-type="string">
            <text:p text:style-name="P9"><text:span text:style-name="Strong_20_Emphasis">5.</text:span> ChevyS10 cs = new Truck();</text:p>
          </table:table-cell>
          <table:table-cell table:style-name="Table1.A2" office:value-type="string">
            <text:p text:style-name="Table_20_Contents"> No</text:p>
          </table:table-cell>
          <table:table-cell table:style-name="Table1.A2" office:value-type="string">
            <text:p text:style-name="Table_20_Contents"> Yes</text:p>
          </table:table-cell>
          <table:table-cell table:style-name="Table1.D2" office:value-type="string">
            <text:p text:style-name="Table_20_Contents">Can't instantiate the type  Truck. Can't convert type from Truck to ChevyS10.</text:p>
            <text:p text:style-name="Table_20_Contents">It will run and print "null" if you call System.out.println();</text:p>
          </table:table-cell>
        </table:table-row>
        <table:table-row>
          <table:table-cell table:style-name="Table1.A2" office:value-type="string">
            <text:p text:style-name="P9"><text:span text:style-name="Strong_20_Emphasis">6.</text:span> SubaruOutback sb = new SubaruOutback();</text:p>
          </table:table-cell>
          <table:table-cell table:style-name="Table1.A2" office:value-type="string">
            <text:p text:style-name="Table_20_Contents"> Yes</text:p>
          </table:table-cell>
          <table:table-cell table:style-name="Table1.A2" office:value-type="string">
            <text:p text:style-name="Table_20_Contents"> Yes</text:p>
          </table:table-cell>
          <table:table-cell table:style-name="Table1.D2" office:value-type="string">
            <text:p text:style-name="Table_20_Contents"> N/A</text:p>
          </table:table-cell>
        </table:table-row>
        <table:table-row>
          <table:table-cell table:style-name="Table1.A2" office:value-type="string">
            <text:p text:style-name="P9"><text:span text:style-name="Strong_20_Emphasis">7.</text:span> Domestic dm = sl;</text:p>
          </table:table-cell>
          <table:table-cell table:style-name="Table1.A2" office:value-type="string">
            <text:p text:style-name="Table_20_Contents"> Yes</text:p>
          </table:table-cell>
          <table:table-cell table:style-name="Table1.A2" office:value-type="string">
            <text:p text:style-name="Table_20_Contents">Yes </text:p>
          </table:table-cell>
          <table:table-cell table:style-name="Table1.D2" office:value-type="string">
            <text:p text:style-name="Table_20_Contents"> No error if we assume that </text:p>
            <text:p text:style-name="P4"><text:span text:style-name="T3">SaturnSL1</text:span> <text:span text:style-name="T6">sl</text:span><text:span text:style-name="T1">     </text:span><text:span text:style-name="T3">=</text:span> <text:span text:style-name="T8">new</text:span> <text:span text:style-name="T3">SaturnSL1();</text:span></text:p>
            <text:p text:style-name="Table_20_Contents">is still in the program</text:p>
          </table:table-cell>
        </table:table-row>
        <table:table-row>
          <table:table-cell table:style-name="Table1.A2" office:value-type="string">
            <text:p text:style-name="P9"><text:span text:style-name="Strong_20_Emphasis">8.</text:span> dm = hc;</text:p>
          </table:table-cell>
          <table:table-cell table:style-name="Table1.A2" office:value-type="string">
            <text:p text:style-name="Table_20_Contents"> No</text:p>
          </table:table-cell>
          <table:table-cell table:style-name="Table1.A2" office:value-type="string">
            <text:p text:style-name="Table_20_Contents">If we do not include </text:p>
            <text:p text:style-name="P4"><text:span text:style-name="T4">Domestic</text:span> <text:span text:style-name="T6">dm</text:span><text:span text:style-name="T1">      </text:span><text:span text:style-name="T3">=</text:span> <text:span text:style-name="T6">sl</text:span><text:span text:style-name="T3">; from #7; then </text:span><text:span text:style-name="T5">No</text:span><text:span text:style-name="T3">.</text:span></text:p>
            <text:p text:style-name="P5"><text:span text:style-name="T7">Yes</text:span>, it will run with dm = null <text:span text:style-name="T7">if and only if</text:span> we include the code from #7 in the program.</text:p>
          </table:table-cell>
          <table:table-cell table:style-name="Table1.D2" office:value-type="string">
            <text:p text:style-name="Table_20_Contents"> </text:p>
            <text:p text:style-name="P7">dm cannot be resolved to a variable.</text:p>
            <text:p text:style-name="P8">dm was never declared, so it won't run even if we set dm = null;</text:p>
            <text:p text:style-name="P8">However, if we assume that the assignment </text:p>
            <text:p text:style-name="P4"><text:span text:style-name="T4">Domestic</text:span> <text:span text:style-name="T6">dm</text:span><text:span text:style-name="T1">      </text:span><text:span text:style-name="T3">=</text:span> <text:span text:style-name="T6">sl</text:span><text:span text:style-name="T3">; from #7 is left in the program, then the reason it won't compile is that you can't convert from HondaCivic to Domestic.</text:span></text:p>
          </table:table-cell>
        </table:table-row>
        <text:soft-page-break/>
        <table:table-row>
          <table:table-cell table:style-name="Table1.A2" office:value-type="string">
            <text:p text:style-name="Table_20_Contents"><text:span text:style-name="T7">9.</text:span> dm = (Domestic) hc;</text:p>
          </table:table-cell>
          <table:table-cell table:style-name="Table1.A2" office:value-type="string">
            <text:p text:style-name="Table_20_Contents"> Yes</text:p>
          </table:table-cell>
          <table:table-cell table:style-name="Table1.A2" office:value-type="string">
            <text:p text:style-name="Table_20_Contents"> No</text:p>
          </table:table-cell>
          <table:table-cell table:style-name="Table1.D2" office:value-type="string">
            <text:p text:style-name="Table_20_Contents">HandaCivic cannot be cast to Domestic (java.lang.ClassCastException)</text:p>
          </table:table-cell>
        </table:table-row>
        <table:table-row>
          <table:table-cell table:style-name="Table1.A2" office:value-type="string">
            <text:p text:style-name="P9"><text:span text:style-name="Strong_20_Emphasis">10.</text:span> dm = cs;</text:p>
          </table:table-cell>
          <table:table-cell table:style-name="Table1.A2" office:value-type="string">
            <text:p text:style-name="Table_20_Contents"> Yes</text:p>
          </table:table-cell>
          <table:table-cell table:style-name="Table1.A2" office:value-type="string">
            <text:p text:style-name="Table_20_Contents"> Yes, if and only if we leave in the prior code wherein ChevyS10 cs = null; </text:p>
            <text:p text:style-name="Table_20_Contents">and </text:p>
            <text:p text:style-name="P4"><text:span text:style-name="T3">Domestic</text:span> <text:span text:style-name="T6">dm</text:span><text:span text:style-name="T1">      </text:span><text:span text:style-name="T3">=</text:span> <text:span text:style-name="T6">sl</text:span><text:span text:style-name="T3">;</text:span></text:p>
          </table:table-cell>
          <table:table-cell table:style-name="Table1.D2" office:value-type="string">
            <text:p text:style-name="Table_20_Contents"> This depends on the choices made about which prior lines of code are left in the program.</text:p>
            <text:p text:style-name="Table_20_Contents">If we were to run this line in isolation then neither dm or cs would've been declared.</text:p>
          </table:table-cell>
        </table:table-row>
        <table:table-row>
          <table:table-cell table:style-name="Table1.A2" office:value-type="string">
            <text:p text:style-name="P9"><text:span text:style-name="Strong_20_Emphasis">11.</text:span> dm = (Domestic) cs;</text:p>
          </table:table-cell>
          <table:table-cell table:style-name="Table1.A2" office:value-type="string">
            <text:p text:style-name="Table_20_Contents"> Yes</text:p>
          </table:table-cell>
          <table:table-cell table:style-name="Table1.A2" office:value-type="string">
            <text:p text:style-name="Table_20_Contents"> Again, it depends on which lines of prior code are left in the program.</text:p>
            <text:p text:style-name="Table_20_Contents">In a best-case scenario <text:span text:style-name="T7">yes</text:span> it will run if Chevycs = null; is left in the progam.</text:p>
          </table:table-cell>
          <table:table-cell table:style-name="Table1.D2" office:value-type="string">
            <text:p text:style-name="Table_20_Contents">  This depends on the choices made about which prior lines of code are left in the program.</text:p>
            <text:p text:style-name="Table_20_Contents">If we were to run this line in isolation then neither dm or cs would've been declared (and even setting dm = null; wouldn't work since dm would not be declared).</text:p>
          </table:table-cell>
        </table:table-row>
        <table:table-row>
          <table:table-cell table:style-name="Table1.A2" office:value-type="string">
            <text:p text:style-name="P9"><text:span text:style-name="Strong_20_Emphasis">12.</text:span> Import im = sb;</text:p>
          </table:table-cell>
          <table:table-cell table:style-name="Table1.A2" office:value-type="string">
            <text:p text:style-name="Table_20_Contents"> Yes</text:p>
          </table:table-cell>
          <table:table-cell table:style-name="Table1.A2" office:value-type="string">
            <text:p text:style-name="Table_20_Contents"> Yes</text:p>
          </table:table-cell>
          <table:table-cell table:style-name="Table1.D2" office:value-type="string">
            <text:p text:style-name="Table_20_Contents">This works fine as long as either </text:p>
            <text:p text:style-name="P4"><text:span text:style-name="T3">SubaruOutback</text:span> <text:span text:style-name="T6">sb</text:span> <text:span text:style-name="T3">=</text:span> <text:span text:style-name="T8">new</text:span> <text:span text:style-name="T3">SubaruOutback();</text:span></text:p>
            <text:p text:style-name="Table_20_Contents"> is left in the program or we set the righthand side to = null; </text:p>
          </table:table-cell>
        </table:table-row>
        <table:table-row>
          <table:table-cell table:style-name="Table1.A2" office:value-type="string">
            <text:p text:style-name="Table_20_Contents"><text:span text:style-name="Strong_20_Emphasis">13.</text:span> gr = im;</text:p>
          </table:table-cell>
          <table:table-cell table:style-name="Table1.A2" office:value-type="string">
            <text:p text:style-name="Table_20_Contents"> It depends on which lines of prior code are left in the program.</text:p>
          </table:table-cell>
          <table:table-cell table:style-name="Table1.A2" office:value-type="string">
            <text:p text:style-name="Table_20_Contents"> </text:p>
            <text:p text:style-name="Table_20_Contents">It depends on which lines of prior code are left in the program.</text:p>
            <text:p text:style-name="Table_20_Contents">If we include</text:p>
            <text:p text:style-name="P4"><text:span text:style-name="T3">German</text:span> <text:span text:style-name="T6">gr</text:span><text:span text:style-name="T1">        </text:span><text:span text:style-name="T3">=</text:span> <text:span text:style-name="T8">new</text:span> <text:span text:style-name="T3">MercedesC230();</text:span></text:p>
            <text:p text:style-name="P5">then it will work</text:p>
          </table:table-cell>
          <table:table-cell table:style-name="Table1.D2" office:value-type="string">
            <text:p text:style-name="Table_20_Contents"> This works fine as long as the  code from #4 is included and we sight gr = null;</text:p>
            <text:p text:style-name="Table_20_Contents">Without the code from #4 then it would not work </text:p>
          </table:table-cell>
        </table:table-row>
        <text:soft-page-break/>
        <table:table-row>
          <table:table-cell table:style-name="Table1.A2" office:value-type="string">
            <text:p text:style-name="P9"><text:span text:style-name="Strong_20_Emphasis">14.</text:span> gr = (German) im;</text:p>
          </table:table-cell>
          <table:table-cell table:style-name="Table1.A2" office:value-type="string">
            <text:p text:style-name="Table_20_Contents"> Yes</text:p>
          </table:table-cell>
          <table:table-cell table:style-name="Table1.A2" office:value-type="string">
            <text:p text:style-name="Table_20_Contents"> Yes, if and only if we set</text:p>
            <text:p text:style-name="Table_20_Contents">gr = null;</text:p>
            <text:p text:style-name="Table_20_Contents">and include code from #4 and #12, otherwise No.</text:p>
          </table:table-cell>
          <table:table-cell table:style-name="Table1.D2" office:value-type="string">
            <text:p text:style-name="Table_20_Contents"> Assuming that we have the code from problem #4 and #12, there is still a type mismatch, however we can set gr = null;</text:p>
          </table:table-cell>
        </table:table-row>
        <table:table-row>
          <table:table-cell table:style-name="Table1.A2" office:value-type="string">
            <text:p text:style-name="P9"><text:span text:style-name="Strong_20_Emphasis">15.</text:span> jp = im;</text:p>
          </table:table-cell>
          <table:table-cell table:style-name="Table1.A2" office:value-type="string">
            <text:p text:style-name="Table_20_Contents"> No</text:p>
          </table:table-cell>
          <table:table-cell table:style-name="Table1.A2" office:value-type="string">
            <text:p text:style-name="Table_20_Contents"> Yes, if set to null and assuming jp was declared above as Japanese.</text:p>
          </table:table-cell>
          <table:table-cell table:style-name="Table1.D2" office:value-type="string">
            <text:p text:style-name="Table_20_Contents"> No errors if jp is set to null and assuming jp was declared above as Japanese. Otherwise, we would have type mismatch if jp = im; (assuming both jp and im had been declared with code from above).</text:p>
          </table:table-cell>
        </table:table-row>
        <table:table-row>
          <table:table-cell table:style-name="Table1.A2" office:value-type="string">
            <text:p text:style-name="P9"><text:span text:style-name="Strong_20_Emphasis">16.</text:span> jp = (German) im;</text:p>
          </table:table-cell>
          <table:table-cell table:style-name="Table1.A2" office:value-type="string">
            <text:p text:style-name="Table_20_Contents"> No</text:p>
          </table:table-cell>
          <table:table-cell table:style-name="Table1.A2" office:value-type="string">
            <text:p text:style-name="Table_20_Contents"> <text:span text:style-name="T7">Yes</text:span>, if and only if jp is both declared as Japanese above and set = null;</text:p>
          </table:table-cell>
          <table:table-cell table:style-name="Table1.D2" office:value-type="string">
            <text:p text:style-name="Table_20_Contents"> The initial compilation fails due to a type mismatch -- cannot convert from German to Japanese.</text:p>
            <text:p text:style-name="Table_20_Contents">We can, of course, set jp = null;</text:p>
            <text:p text:style-name="Table_20_Contents">These rest on the obvious assumptions regarding prior code being included in the program.</text:p>
          </table:table-cell>
        </table:table-row>
        <table:table-row>
          <table:table-cell table:style-name="Table1.A2" office:value-type="string">
            <text:p text:style-name="P9"><text:span text:style-name="Strong_20_Emphasis">17.</text:span> jp = (Japanese) im;</text:p>
          </table:table-cell>
          <table:table-cell table:style-name="Table1.A2" office:value-type="string">
            <text:p text:style-name="Table_20_Contents"> Yes</text:p>
          </table:table-cell>
          <table:table-cell table:style-name="Table1.A2" office:value-type="string">
            <text:p text:style-name="Table_20_Contents"> Yes, assuming</text:p>
            <text:p text:style-name="P4"><text:span text:style-name="T4">Import</text:span> <text:span text:style-name="T6">im</text:span><text:span text:style-name="T1">        </text:span><text:span text:style-name="T3">=</text:span> <text:span text:style-name="T6">sb</text:span><text:span text:style-name="T3">;</text:span></text:p>
            <text:p text:style-name="Table_20_Contents">and </text:p>
            <text:p text:style-name="P4"><text:span text:style-name="T3">Japanese</text:span> <text:span text:style-name="T6">jp</text:span><text:span text:style-name="T1">      </text:span><text:span text:style-name="T3">=</text:span> <text:span text:style-name="T8">null</text:span><text:span text:style-name="T3">;</text:span></text:p>
            <text:p text:style-name="P5">were left in the program</text:p>
          </table:table-cell>
          <table:table-cell table:style-name="Table1.D2" office:value-type="string">
            <text:p text:style-name="Table_20_Contents">This runs without errors making reasonable assumptions about which lines of code were left in the program.</text:p>
            <text:p text:style-name="Table_20_Contents">However that does mean that this Japanese entity is a SubaruOutback, whereas Subarus are Australian cars, I think.</text:p>
          </table:table-cell>
        </table:table-row>
        <table:table-row>
          <table:table-cell table:style-name="Table1.A2" office:value-type="string">
            <text:p text:style-name="P9"><text:span text:style-name="Strong_20_Emphasis">18.</text:span> Automobile a = cs;</text:p>
          </table:table-cell>
          <table:table-cell table:style-name="Table1.A2" office:value-type="string">
            <text:p text:style-name="Table_20_Contents"> No</text:p>
          </table:table-cell>
          <table:table-cell table:style-name="Table1.A2" office:value-type="string">
            <text:p text:style-name="Table_20_Contents"> Yes, if set to null</text:p>
          </table:table-cell>
          <table:table-cell table:style-name="Table1.D2" office:value-type="string">
            <text:p text:style-name="P6">Initial compilation fails because you cannot convert from ChevyS10 to Automobile.</text:p>
          </table:table-cell>
        </table:table-row>
        <table:table-row>
          <table:table-cell table:style-name="Table1.A2" office:value-type="string">
            <text:p text:style-name="P9"><text:span text:style-name="Strong_20_Emphasis">19.</text:span> a = hc;</text:p>
          </table:table-cell>
          <table:table-cell table:style-name="Table1.A2" office:value-type="string">
            <text:p text:style-name="Table_20_Contents"> Yes</text:p>
          </table:table-cell>
          <table:table-cell table:style-name="Table1.A2" office:value-type="string">
            <text:p text:style-name="Table_20_Contents"> Yes</text:p>
          </table:table-cell>
          <table:table-cell table:style-name="Table1.D2" office:value-type="string">
            <text:p text:style-name="Table_20_Contents"> No error, given that </text:p>
            <text:p text:style-name="P4"><text:span text:style-name="T3">HondaCivic</text:span> <text:span text:style-name="T6">hc</text:span><text:span text:style-name="T1">    </text:span><text:span text:style-name="T3">=</text:span> <text:span text:style-name="T8">new</text:span> <text:span text:style-name="T3">HondaCivic()</text:span><text:span text:style-name="T2">; is in the program</text:span></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nsolas" svg:font-family="Consolas"/>
    <style:font-face style:name="Mangal1" svg:font-family="Manga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son Miller</meta:initial-creator>
    <meta:creation-date>2015-09-29T13:09:31.02</meta:creation-date>
    <meta:document-statistic meta:table-count="1" meta:image-count="0" meta:object-count="0" meta:page-count="4" meta:paragraph-count="140" meta:word-count="958" meta:character-count="5248"/>
    <dc:date>2015-09-29T13:10:24.74</dc:date>
    <dc:creator>Jason Miller</dc:creator>
    <meta:editing-duration>PT56S</meta:editing-duration>
    <meta:editing-cycles>1</meta:editing-cycles>
    <meta:generator>OpenOffice/4.1.1$Win32 OpenOffice.org_project/411m6$Build-9775</meta:generator>
  </office:meta>
</office:document-meta>
</file>